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4" calcext:value-type="float">
            <text:p>4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88" calcext:value-type="float">
            <text:p>9.88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5" calcext:value-type="float">
            <text:p>19.75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4" calcext:value-type="float">
            <text:p>4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88" calcext:value-type="float">
            <text:p>9.88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5" calcext:value-type="float">
            <text:p>19.75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4" calcext:value-type="float">
            <text:p>4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88" calcext:value-type="float">
            <text:p>9.88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5" calcext:value-type="float">
            <text:p>19.75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4" calcext:value-type="float">
            <text:p>4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88" calcext:value-type="float">
            <text:p>9.88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5" calcext:value-type="float">
            <text:p>19.75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9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30:18.5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3S</meta:editing-duration>
    <meta:editing-cycles>3</meta:editing-cycles>
    <meta:generator>LibreOffice/5.2.7.2$Windows_x86 LibreOffice_project/2b7f1e640c46ceb28adf43ee075a6e8b8439ed10</meta:generator>
    <dc:date>2018-09-24T16:33:39.561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